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1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5.5cm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  <style:text-properties style:font-name="Palatino Linotyp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Palatino Linotype" fo:font-size="14pt"/>
    </style:style>
    <style:style style:name="T1" style:family="text">
      <style:text-properties style:font-name="Palatino Linotype1" style:font-name-asian="Palatino Linotype1" style:font-name-complex="Palatino Linotyp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cm" svg:height="3cm" svg:x="10cm" svg:y="5cm">
          <text:p text:style-name="P1">Element 1</text:p>
          <text:p text:style-name="P1">Expected + <text:span text:style-name="T1">Δ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3cm" svg:x="19cm" svg:y="5cm">
          <text:p text:style-name="P1">Inter Cooler</text:p>
          <text:p text:style-name="P1">Expected - <text:span text:style-name="T1">Δ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cm" svg:height="3cm" svg:x="19cm" svg:y="12cm">
          <text:p text:style-name="P1">Element 2</text:p>
          <text:p text:style-name="P1">Expected + <text:span text:style-name="T1">Δ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cm" svg:height="3cm" svg:x="10cm" svg:y="12cm">
          <text:p text:style-name="P1">After Cooler</text:p>
          <text:p text:style-name="P1">Expected - <text:span text:style-name="T1">Δ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cm" svg:y1="6.5cm" svg:x2="19cm" svg:y2="6.5cm" draw:start-shape="id1" draw:start-glue-point="1" draw:end-shape="id2" draw:end-glue-point="3" svg:d="M16000 6500h3000" svg:viewBox="0 0 3001 1">
          <text:p/>
        </draw:connector>
        <draw:connector draw:style-name="gr2" draw:text-style-name="P1" draw:layer="layout" draw:type="line" svg:x1="22cm" svg:y1="8cm" svg:x2="22cm" svg:y2="12cm" draw:start-shape="id2" draw:start-glue-point="2" draw:end-shape="id3" draw:end-glue-point="0" svg:d="M22000 8000v4000" svg:viewBox="0 0 1 4001">
          <text:p/>
        </draw:connector>
        <draw:connector draw:style-name="gr2" draw:text-style-name="P1" draw:layer="layout" draw:type="line" svg:x1="19cm" svg:y1="13.5cm" svg:x2="16cm" svg:y2="13.5cm" draw:start-shape="id3" draw:start-glue-point="3" draw:end-shape="id4" draw:end-glue-point="1" svg:d="M19000 13500h-3000" svg:viewBox="0 0 3001 1">
          <text:p/>
        </draw:connector>
        <draw:custom-shape draw:style-name="gr1" draw:text-style-name="P1" xml:id="id6" draw:id="id6" draw:layer="layout" svg:width="6cm" svg:height="3cm" svg:x="1.5cm" svg:y="12cm"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cm" svg:height="3cm" svg:x="1.5cm" svg:y="5cm">
          <text:p text:style-name="P1">Plant Roo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5cm" svg:y1="6.5cm" svg:x2="10cm" svg:y2="6.5cm" draw:start-shape="id5" draw:start-glue-point="1" draw:end-shape="id1" draw:end-glue-point="3" svg:d="M7500 6500h2500" svg:viewBox="0 0 2501 1">
          <text:p/>
        </draw:connector>
        <draw:connector draw:style-name="gr2" draw:text-style-name="P1" draw:layer="layout" draw:type="line" svg:x1="10cm" svg:y1="13.5cm" svg:x2="7.5cm" svg:y2="13.5cm" draw:start-shape="id4" draw:start-glue-point="3" draw:end-shape="id6" draw:end-glue-point="1" svg:d="M10000 13500h-2500" svg:viewBox="0 0 2501 1">
          <text:p/>
        </draw:connector>
        <draw:custom-shape draw:style-name="gr3" draw:text-style-name="P1" draw:layer="layout" svg:width="2cm" svg:height="2cm" svg:x="7.5cm" svg:y="2.5cm">
          <text:p text:style-name="P1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16.5cm" svg:y="2.5cm">
          <text:p text:style-name="P1">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26.5cm" svg:y="5.5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26.5cm" svg:y="9cm">
          <text:p text:style-name="P1">T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16.5cm" svg:y="16.5cm">
          <text:p text:style-name="P1">T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7.5cm" svg:y="16.5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3cm" svg:y="16.5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7.5cm" svg:y="9cm">
          <text:p text:style-name="P1">T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5cm" svg:y1="6.5cm" svg:x2="8.5cm" svg:y2="4.5cm">
          <text:p/>
        </draw:line>
        <draw:line draw:style-name="gr4" draw:text-style-name="P1" draw:layer="layout" svg:x1="17.5cm" svg:y1="6.5cm" svg:x2="17.5cm" svg:y2="4.5cm">
          <text:p/>
        </draw:line>
        <draw:line draw:style-name="gr4" draw:text-style-name="P1" draw:layer="layout" svg:x1="25cm" svg:y1="6.5cm" svg:x2="26.5cm" svg:y2="6.5cm">
          <text:p/>
        </draw:line>
        <draw:line draw:style-name="gr4" draw:text-style-name="P1" draw:layer="layout" svg:x1="22cm" svg:y1="10cm" svg:x2="26.5cm" svg:y2="10cm">
          <text:p/>
        </draw:line>
        <draw:line draw:style-name="gr4" draw:text-style-name="P1" draw:layer="layout" svg:x1="17.5cm" svg:y1="13.5cm" svg:x2="17.5cm" svg:y2="16.5cm">
          <text:p/>
        </draw:line>
        <draw:line draw:style-name="gr4" draw:text-style-name="P1" draw:layer="layout" svg:x1="8.5cm" svg:y1="13.5cm" svg:x2="8.5cm" svg:y2="16.5cm">
          <text:p/>
        </draw:line>
        <draw:line draw:style-name="gr4" draw:text-style-name="P1" draw:layer="layout" svg:x1="8.5cm" svg:y1="13.5cm" svg:x2="8.5cm" svg:y2="11cm">
          <text:p/>
        </draw:line>
        <draw:line draw:style-name="gr4" draw:text-style-name="P1" draw:layer="layout" svg:x1="4cm" svg:y1="15cm" svg:x2="4cm" svg:y2="16.5cm">
          <text:p/>
        </draw:line>
        <draw:line draw:style-name="gr5" draw:text-style-name="P2" draw:layer="layout" svg:x1="29cm" svg:y1="6cm" svg:x2="29cm" svg:y2="8.5cm">
          <text:p/>
        </draw:line>
        <draw:line draw:style-name="gr5" draw:text-style-name="P2" draw:layer="layout" svg:x1="10cm" svg:y1="19cm" svg:x2="13cm" svg:y2="19cm">
          <text:p/>
        </draw:line>
        <draw:line draw:style-name="gr2" draw:text-style-name="P2" draw:layer="layout" svg:x1="2cm" svg:y1="2.5cm" svg:x2="6.5cm" svg:y2="2.5cm">
          <text:p/>
        </draw:line>
        <draw:frame draw:style-name="gr6" draw:text-style-name="P3" draw:layer="layout" svg:width="4.5cm" svg:height="0.916cm" svg:x="2cm" svg:y="1.5cm">
          <draw:text-box>
            <text:p text:style-name="P3">Compressed Ai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 Linotype1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7T09:14:45.989000000</meta:creation-date>
    <dc:date>2015-08-27T10:26:17.960000000</dc:date>
    <dc:creator>Seán Hayes</dc:creator>
    <meta:editing-duration>PT20M8S</meta:editing-duration>
    <meta:editing-cycles>4</meta:editing-cycles>
    <meta:generator>LibreOffice/4.3.0.4$Windows_x86 LibreOffice_project/62ad5818884a2fc2e5780dd45466868d41009ec0</meta:generator>
    <meta:printed-by>Seán Hayes</meta:printed-by>
    <meta:print-date>2015-08-27T10:12:38.420000000</meta:print-date>
    <meta:document-statistic meta:object-count="31"/>
  </office:meta>
</office:document-meta>
</file>